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erencia entre rut y nit:</text:p>
      <text:p text:style-name="P1"/>
      <text:p text:style-name="P1">RUT : registro unico tributario.</text:p>
      <text:p text:style-name="P1"/>
      <text:p text:style-name="P1">Nit : Numero de Identificacion Tributario.</text:p>
      <text:p text:style-name="P1"/>
      <text:p text:style-name="P1">El rut contiene el nit que es el numero que identifica de manera unica a cada contribuyente</text:p>
      <text:p text:style-name="P1"/>
      <text:p text:style-name="P1">El Rut es el documento que contiene todos los datos que dientifican plenamente al contribuyente entre ellos el n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5S</meta:editing-duration>
    <meta:editing-cycles>3</meta:editing-cycles>
    <meta:generator>OpenOffice/4.1.1$Win32 OpenOffice.org_project/411m6$Build-9775</meta:generator>
    <dc:date>2015-06-17T18:06:47.45</dc:date>
    <meta:document-statistic meta:table-count="0" meta:image-count="0" meta:object-count="0" meta:page-count="1" meta:paragraph-count="5" meta:word-count="52" meta:character-count="307"/>
    <dc:creator>esteban alzate aristizabal</dc:creator>
    <meta:user-defined meta:name="Info 1"/>
    <meta:user-defined meta:name="Info 2"/>
    <meta:user-defined meta:name="Info 3"/>
    <meta:user-defined meta:name="Info 4"/>
  </office:meta>
</office:document-meta>
</file>